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2.859cm" style:rel-column-width="11024*"/>
    </style:style>
    <style:style style:name="Tabelle1.B" style:family="table-column">
      <style:table-column-properties style:column-width="2.805cm" style:rel-column-width="10813*"/>
    </style:style>
    <style:style style:name="Tabelle1.C" style:family="table-column">
      <style:table-column-properties style:column-width="2.937cm" style:rel-column-width="11323*"/>
    </style:style>
    <style:style style:name="Tabelle1.D" style:family="table-column">
      <style:table-column-properties style:column-width="8.398cm" style:rel-column-width="3237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ing_20_1" style:list-style-name="Numbering_20_1"/>
    <style:style style:name="P2" style:family="paragraph" style:parent-style-name="Heading_20_2" style:list-style-name="Numbering_20_1"/>
    <style:style style:name="P3" style:family="paragraph" style:parent-style-name="Text_20_body" style:list-style-name="L1"/>
    <style:style style:name="P4" style:family="paragraph" style:parent-style-name="Heading_20_3" style:list-style-name="Numbering_20_1"/>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1" text:outline-level="1">bblogfiles</text:h>
          <text:list>
            <text:list-item>
              <text:h text:style-name="P2" text:outline-level="2">Änderungshistorie</text:h>
            </text:list-item>
          </text:list>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Name</text:p>
            </table:table-cell>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D1" office:value-type="string">
              <text:p text:style-name="Table_20_Heading">Beschreibung der Änderung</text:p>
            </table:table-cell>
          </table:table-row>
        </table:table-header-rows>
        <table:table-row>
          <table:table-cell table:style-name="Tabelle1.A2" office:value-type="string">
            <text:p text:style-name="Table_20_Contents">Martin Barth</text:p>
          </table:table-cell>
          <table:table-cell table:style-name="Tabelle1.A2" office:value-type="string">
            <text:p text:style-name="Table_20_Contents">05. Dez 2005</text:p>
          </table:table-cell>
          <table:table-cell table:style-name="Tabelle1.A2" office:value-type="string">
            <text:p text:style-name="Table_20_Contents">1.0.3-1</text:p>
          </table:table-cell>
          <table:table-cell table:style-name="Tabelle1.D2" office:value-type="string">
            <text:p text:style-name="Table_20_Contents">Umstellung auf die Formatvorlage</text:p>
          </table:table-cell>
        </table:table-row>
      </table:table>
      <text:p text:style-name="Text_20_body"/>
      <text:list text:style-name="Numbering_20_1" text:continue-numbering="true">
        <text:list-item>
          <text:list text:continue-numbering="true">
            <text:list-item>
              <text:h text:style-name="P2" text:outline-level="2">Beschreibung der Modulfunktionen</text:h>
            </text:list-item>
          </text:list>
        </text:list-item>
      </text:list>
      <text:p text:style-name="Text_20_body">Das Modul bietet dem Administrator die Möglichkeit, Logfiles bestimmte Dienste herrunter zu laden. Der Administrator soll vor dem Download erfahren, wie groß die einzelne Log Datei ist. Folgende Logdateien sollen downloadbar sein:</text:p>
      <text:list text:style-name="L1">
        <text:list-item>
          <text:p text:style-name="P3">"/var/log/exim4/mainlog",</text:p>
        </text:list-item>
        <text:list-item>
          <text:p text:style-name="P3">"/var/log/exim4/rejectlog",</text:p>
        </text:list-item>
        <text:list-item>
          <text:p text:style-name="P3">"/var/log/syslog",</text:p>
        </text:list-item>
        <text:list-item>
          <text:p text:style-name="P3">"/var/log/messages",</text:p>
        </text:list-item>
        <text:list-item>
          <text:p text:style-name="P3">"/var/log/cups/access_log",</text:p>
        </text:list-item>
        <text:list-item>
          <text:p text:style-name="P3">"/var/log/mail.err",</text:p>
        </text:list-item>
        <text:list-item>
          <text:p text:style-name="P3">"/var/log/mail.info",</text:p>
        </text:list-item>
        <text:list-item>
          <text:p text:style-name="P3">"/var/log/mail.log",</text:p>
        </text:list-item>
        <text:list-item>
          <text:p text:style-name="P3">"/var/log/mail.warn",</text:p>
        </text:list-item>
        <text:list-item>
          <text:p text:style-name="P3">"/var/log/samba/log.nmbd",</text:p>
        </text:list-item>
        <text:list-item>
          <text:p text:style-name="P3">"/var/log/samba/log.smbd",</text:p>
        </text:list-item>
        <text:list-item>
          <text:p text:style-name="P3">"/var/log/mysql.err",</text:p>
        </text:list-item>
        <text:list-item>
          <text:p text:style-name="P3">"/var/log/daemon.log",</text:p>
        </text:list-item>
        <text:list-item>
          <text:p text:style-name="P3">"/var/spool/hylafax/log/capi4hylafax"</text:p>
        </text:list-item>
      </text:list>
      <text:p text:style-name="Text_20_body">Ist eine der Dateien nicht vorhanden, oder ist der Dateien leer, so soll diese gar nicht erst zum download angeboten werden.</text:p>
      <text:list text:style-name="Numbering_20_1" text:continue-numbering="true">
        <text:list-item>
          <text:list text:continue-numbering="true">
            <text:list-item>
              <text:h text:style-name="P2" text:outline-level="2">Beschreibung der Eingabewerte und die gewünschte Reaktion</text:h>
              <text:list>
                <text:list-item>
                  <text:h text:style-name="P4" text:outline-level="3">für alle Erfolgsfälle</text:h>
                </text:list-item>
              </text:list>
            </text:list-item>
          </text:list>
        </text:list-item>
      </text:list>
      <text:p text:style-name="Text_20_body">Die Eingabemöglichkeit ist eine radiogroup, das bedeutet, dass immer nur ein wert auswählbar. Durch drücken des Download Knofpes wird die datei dann herruntergeladen.</text:p>
      <text:list text:style-name="Numbering_20_1" text:continue-numbering="true">
        <text:list-item>
          <text:list text:continue-numbering="true">
            <text:list-item>
              <text:list text:continue-numbering="true">
                <text:list-item>
                  <text:h text:style-name="P4" text:outline-level="3">für alle Fehlerfälle</text:h>
                </text:list-item>
              </text:list>
            </text:list-item>
          </text:list>
        </text:list-item>
      </text:list>
      <text:p text:style-name="Text_20_body">Es sollen keine anderen Dateien herrunterladbar sein, auch nicht über geschickte übergabe von parameter im http request. Eine entsprechende Fehlermeldung ist hierbei auszugeben.</text:p>
      <text:list text:style-name="Numbering_20_1" text:continue-numbering="true">
        <text:list-item>
          <text:list text:continue-numbering="true">
            <text:list-item>
              <text:h text:style-name="P2" text:outline-level="2">Voraussetzung für die korrekte Anwendung</text:h>
              <text:list>
                <text:list-item>
                  <text:h text:style-name="P4" text:outline-level="3">bitkit Lizenz</text:h>
                </text:list-item>
              </text:list>
            </text:list-item>
          </text:list>
        </text:list-item>
      </text:list>
      <text:p text:style-name="Text_20_body">Es muss zumindest eine bitkit Lizent eingespielt werden, für welches Bitkit Produkt ist jedoch egal. Ohne installierte Lizent, ist das verwenden des Moduls nicht möglich; es wird eine entsprechende Fehlermeldung erzeugt.</text:p>
      <text:list text:style-name="Numbering_20_1" text:continue-numbering="true">
        <text:list-item>
          <text:list text:continue-numbering="true">
            <text:list-item>
              <text:list text:continue-numbering="true">
                <text:list-item>
                  <text:h text:style-name="P4" text:outline-level="3">Sonstige</text:h>
                </text:list-item>
              </text:list>
            </text:list-item>
          </text:list>
        </text:list-item>
      </text:list>
      <text:p text:style-name="Text_20_body">keine</text:p>
      <text:list text:style-name="Numbering_20_1" text:continue-numbering="true">
        <text:list-item>
          <text:list text:continue-numbering="true">
            <text:list-item>
              <text:h text:style-name="P2" text:outline-level="2">Logfiles</text:h>
            </text:list-item>
          </text:list>
        </text:list-item>
      </text:list>
      <text:p text:style-name="Text_20_body">keine</text:p>
      <text:list text:style-name="Numbering_20_1" text:continue-numbering="true">
        <text:list-item>
          <text:list text:continue-numbering="true">
            <text:list-item>
              <text:h text:style-name="P2" text:outline-level="2">Zusätzliche Testfälle</text:h>
            </text:list-item>
            <text:list-item>
              <text:h text:style-name="P2" text:outline-level="2">Sonstiges</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Martin Barth</meta:initial-creator>
    <meta:creation-date>2005-12-01T15:51:51</meta:creation-date>
    <dc:creator>Martin Barth</dc:creator>
    <dc:date>2005-12-06T13:13:12</dc:date>
    <dc:language>de-DE</dc:language>
    <meta:editing-cycles>17</meta:editing-cycles>
    <meta:editing-duration>PT1H23M21S</meta:editing-duration>
    <meta:user-defined meta:name="Info 1"/>
    <meta:user-defined meta:name="Info 2"/>
    <meta:user-defined meta:name="Info 3"/>
    <meta:user-defined meta:name="Info 4"/>
    <meta:document-statistic meta:table-count="1" meta:image-count="0" meta:object-count="0" meta:page-count="2" meta:paragraph-count="41" meta:word-count="229" meta:character-count="1618"/>
  </office:meta>
</office:document-meta>
</file>